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.005cm" svg:stroke-color="#add6e7" draw:fill="none" draw:fill-color="#ffffff" fo:padding-top="-0.047cm" fo:padding-bottom="-0.047cm" fo:padding-left="-0.047cm" fo:padding-right="-0.047cm"/>
    </style:style>
    <style:style style:name="gr3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svg:stroke-width="0.285cm" svg:stroke-color="#ffffff" draw:fill="none" draw:fill-color="#ffffff" fo:padding-top="0.092cm" fo:padding-bottom="0.092cm" fo:padding-left="0.092cm" fo:padding-right="0.092cm"/>
    </style:style>
    <style:style style:name="gr6" style:family="graphic" style:parent-style-name="standard">
      <style:graphic-properties draw:stroke="none" svg:stroke-width="0.001cm" draw:fill-color="#ffffff"/>
    </style:style>
    <style:style style:name="gr7" style:family="graphic" style:parent-style-name="standard">
      <style:graphic-properties draw:stroke="none" svg:stroke-width="0.1cm" draw:fill-color="#0096d4"/>
    </style:style>
  </office:automatic-styles>
  <office:body>
    <office:drawing>
      <draw:page draw:name="page1" draw:style-name="dp1" draw:master-page-name="Default">
        <draw:g>
          <draw:glue-point draw:id="4" svg:x="-3.208cm" svg:y="-4.956cm"/>
          <draw:glue-point draw:id="5" svg:x="0.891cm" svg:y="-4.956cm"/>
          <draw:glue-point draw:id="6" svg:x="4.991cm" svg:y="-4.956cm"/>
          <draw:glue-point draw:id="7" svg:x="-5.001cm" svg:y="5.02cm"/>
          <draw:glue-point draw:id="8" svg:x="-0.847cm" svg:y="5.02cm"/>
          <draw:glue-point draw:id="9" svg:x="3.307cm" svg:y="5.02cm"/>
          <draw:glue-point draw:id="10" svg:x="-5.001cm" svg:y="-3.293cm"/>
          <draw:glue-point draw:id="11" svg:x="4.991cm" svg:y="3.032cm"/>
          <draw:glue-point draw:id="12" svg:x="0.015cm" svg:y="-0.009cm"/>
          <draw:polygon draw:style-name="gr1" draw:layer="layout" svg:width="1.639cm" svg:height="1.668cm" svg:x="0.002cm" svg:y="0.332cm" svg:viewBox="0 0 1640 1669" draw:points="0,1669 1640,1669 1640,0 0,0">
            <text:p/>
          </draw:polygon>
          <draw:polyline draw:style-name="gr2" draw:layer="layout" svg:width="1.639cm" svg:height="1.668cm" svg:x="0.002cm" svg:y="0.332cm" svg:viewBox="0 0 1640 1669" draw:points="0,1669 1640,1669 1640,0 0,0 0,1669">
            <text:p/>
          </draw:polyline>
          <draw:polygon draw:style-name="gr3" draw:layer="layout" svg:width="1.973cm" svg:height="0.332cm" svg:x="0cm" svg:y="0cm" svg:viewBox="0 0 1974 333" draw:points="1974,0 1641,333 0,333 354,0">
            <text:p/>
          </draw:polygon>
          <draw:polyline draw:style-name="gr2" draw:layer="layout" svg:width="1.973cm" svg:height="0.332cm" svg:x="0cm" svg:y="0cm" svg:viewBox="0 0 1974 333" draw:points="1974,0 1641,333 0,333 354,0 1974,0">
            <text:p/>
          </draw:polyline>
          <draw:polygon draw:style-name="gr4" draw:layer="layout" svg:width="0.334cm" svg:height="1.992cm" svg:x="1.641cm" svg:y="0.001cm" svg:viewBox="0 0 335 1993" draw:points="335,1597 335,0 0,331 0,1993">
            <text:p/>
          </draw:polygon>
          <draw:polyline draw:style-name="gr2" draw:layer="layout" svg:width="0.334cm" svg:height="1.992cm" svg:x="1.641cm" svg:y="0.001cm" svg:viewBox="0 0 335 1993" draw:points="335,1597 335,0 0,331 0,1993 335,1597">
            <text:p/>
          </draw:polyline>
          <draw:line draw:style-name="gr5" draw:layer="layout" svg:x1="0.014cm" svg:y1="1.972cm" svg:x2="1.6cm" svg:y2="0.386cm">
            <text:p/>
          </draw:line>
          <draw:path draw:style-name="gr6" draw:layer="layout" svg:width="0.304cm" svg:height="0.39cm" svg:x="0.686cm" svg:y="1.549cm" svg:viewBox="0 0 305 391" svg:d="m7 101c0-51 72-101 138-101 72 0 145 57 145 115h-65c0-36-44-65-80-65s-73 22-73 44v21c0 44 58 22 80 44 80 43 153 36 153 94v29c0 51-66 109-131 109h-44c-65 0-130-58-130-124h65c0 37 22 66 51 66h80c21 0 43-15 43-37v-36c0-22-51-22-94-43-66-44-138-22-138-87z">
            <text:p/>
          </draw:path>
          <draw:polygon draw:style-name="gr6" draw:layer="layout" svg:width="0.289cm" svg:height="0.369cm" svg:x="0.983cm" svg:y="1.556cm" svg:viewBox="0 0 290 370" draw:points="0,0 290,0 290,50 181,50 181,370 116,370 116,50 0,50">
            <text:p/>
          </draw:polygon>
          <draw:path draw:style-name="gr6" draw:layer="layout" svg:width="0.282cm" svg:height="0.369cm" svg:x="1.308cm" svg:y="1.556cm" svg:viewBox="0 0 283 370" svg:d="m0 0h203c43 0 80 43 80 94v36c0 51-44 102-88 102h-123v138h-72z">
            <text:p/>
          </draw:path>
          <draw:path draw:style-name="gr7" draw:layer="layout" svg:width="0.123cm" svg:height="0.101cm" svg:x="1.388cm" svg:y="1.614cm" svg:viewBox="0 0 124 102" svg:d="m0 0h94c30 0 30 0 30 29v43c0 30 0 30-30 30h-9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TP</dc:title>
    <meta:creation-date>2011-02-07T16:47:41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